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2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7b59"/>
    </style:style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Ola W.P</text:p>
          </table:table-cell>
          <table:table-cell office:value-type="string">
            <text:p>Christopher</text:p>
          </table:table-cell>
          <table:table-cell office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>
            <text:p>Utvikling av API-wrapper (11.sep – 14.sep)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arbeid planlegging, sette opp git repo, arb.fordeling osv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Diskusjon/samarbeid/etc (gruppemøter)</text:p>
          </table:table-cell>
          <table:table-cell table:number-columns-repeated="3"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ppsett av recyclerview og adapte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Navbar design/funksjonalitet m/fragments+toolbar</text:p>
          </table:table-cell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Floating action button meny</text:p>
          </table:table-cell>
          <table:table-cell/>
          <table:table-cell office:value-type="float" office:value="2.5">
            <text:p>2,5</text:p>
          </table:table-cell>
          <table:table-cell table:number-columns-repeated="1021"/>
        </table:table-row>
        <table:table-row table:style-name="ro1">
          <table:table-cell office:value-type="string">
            <text:p>Samarbeid for å få recyclerviewadapter og fragments inn I navbar</text:p>
          </table:table-cell>
          <table:table-cell table:number-columns-repeated="2" office:value-type="float" office:value="1.5">
            <text:p>1,5</text:p>
          </table:table-cell>
          <table:table-cell table:number-columns-repeated="1021"/>
        </table:table-row>
        <table:table-row table:style-name="ro1">
          <table:table-cell office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Få AddActivity til å snakke med recyclerview o.l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Polish av recyclerview (riktig implementasjon) mtp AddActivity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ammenlagt timeantall per pers.</text:p>
          </table:table-cell>
          <table:table-cell table:formula="of:=SUM([.B6:.B19])" office:value-type="float" office:value="17.5">
            <text:p>17,5</text:p>
          </table:table-cell>
          <table:table-cell table:formula="of:=SUM([.C6:.C12])" office:value-type="float" office:value="15.5">
            <text:p>15,5</text:p>
          </table:table-cell>
          <table:table-cell table:formula="of:=SUM([.D6:.D19])" office:value-type="float" office:value="21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Ola W.P</text:p>
          </table:table-cell>
          <table:table-cell office:value-type="string">
            <text:p>Christopher</text:p>
          </table:table-cell>
          <table:table-cell office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>
            <text:p>Bytte ut lister med én uniform liste m.m (se git commits)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020"/>
        </table:table-row>
        <table:table-row table:style-name="ro1">
          <table:table-cell office:value-type="string">
            <text:p>Oppsett og testing av Firebas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Implementering av FirebaseAu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UI, farge og annet diver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Implementering av barcodescanner</text:p>
          </table:table-cell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Få barcode til å fungere med AddActivity m.m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Fikse sorteringsfunksj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Testing av firebase real time databas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Shoppinglist</text:p>
          </table:table-cell>
          <table:table-cell/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mmenlagt timeantall per pers.</text:p>
          </table:table-cell>
          <table:table-cell table:formula="of:=SUM([.B31:.B43])" office:value-type="float" office:value="13">
            <text:p>13</text:p>
          </table:table-cell>
          <table:table-cell table:formula="of:=SUM([.C31:.C43])" office:value-type="float" office:value="10">
            <text:p>10</text:p>
          </table:table-cell>
          <table:table-cell table:formula="of:=SUM([.D31:.D43])" office:value-type="float" office:value="11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Ola W.P</text:p>
          </table:table-cell>
          <table:table-cell office:value-type="string">
            <text:p>Christopher</text:p>
          </table:table-cell>
          <table:table-cell office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iks for å få fungerende scanner på API 21</text:p>
          </table:table-cell>
          <table:table-cell table:number-columns-repeated="2"/>
          <table:table-cell office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Debugging og bugfix relatert til rotering og back button i AddActivity</text:p>
          </table:table-cell>
          <table:table-cell table:number-columns-repeated="2"/>
          <table:table-cell office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>
            <text:p>Kranglete redesign av AddActivity og onLongClickListeners m.m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irebase realtime databas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Små endringer på FirebaseAuth og implementering av signout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Chris, putt inn timene du brukte på å fikse checkbox her</text:p>
          </table:table-cell>
          <table:table-cell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inne bug som gjorde at items ble dupet når man gikk frem og tilbake flere ganger mellom fragments</text:p>
          </table:table-cell>
          <table:table-cell table:style-name="ce2" table:number-columns-repeated="2"/>
          <table:table-cell table:style-name="ce2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tte tok utrolig lang tid å finne ut av fordi feilen lå et sted som det ikke var logisk å lete etter med det første. Innså ikke at det gjaldt generelt overalt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office:value-type="string">
            <text:p>Funksjonalitet for å sjekke etter dato før items blir sendt til frid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egge til små UI funksjonaliteter (progressbar, items uten dato osv.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Bugfix med firebase etter login (Lastet ikke før aktiviteten ble refreshet)</text:p>
          </table:table-cell>
          <table:table-cell office:value-type="string">
            <text:p>??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Refaktorering av kode og implementasjon av infoknapp (Var ikke I demonstrasjon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Sette sammen logo (aner ikke om dette skal med, helt okei om det ikke telles) (var ikke I demo)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1020"/>
        </table:table-row>
        <table:table-row table:style-name="ro1">
          <table:table-cell office:value-type="string">
            <text:p>Swipe to delete og debugging for hvorfor søk ikke fungerer på api &lt; 27 (funka fint før)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Debugging og mulig bugfix for sletting av items etter sorte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Jobbing med notification (Ikke implementert)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Fikset kræsj I AddAcitivity når man roterer telefone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ndre småbug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ndring opp oppdatering av layou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landscape og div design</text:p>
          </table:table-cell>
          <table:table-cell/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.11.2018</text:date>, <text:time>15:46:1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8-10-19T15:59:58Z</meta:creation-date>
    <dc:date>2018-11-25T15:46:17.44</dc:date>
    <meta:editing-cycles>24</meta:editing-cycles>
    <meta:editing-duration>PT3H2M43S</meta:editing-duration>
    <meta:document-statistic meta:table-count="1" meta:cell-count="131" meta:object-count="0"/>
  </office:meta>
</office:document-meta>
</file>